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6" table:formula="of:=2*[.H3]" office:value-type="float" office:value="1024" calcext:value-type="float">
            <text:p>1024</text:p>
          </table:table-cell>
          <table:table-cell table:style-name="ce6" table:formula="of:=2*[.I3]" office:value-type="float" office:value="2048" calcext:value-type="float">
            <text:p>2048</text:p>
          </table:table-cell>
          <table:table-cell table:style-name="ce6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6" table:formula="of:=2*[.R3]" office:value-type="float" office:value="1024" calcext:value-type="float">
            <text:p>1024</text:p>
          </table:table-cell>
          <table:table-cell table:style-name="ce6" table:formula="of:=2*[.S3]" office:value-type="float" office:value="2048" calcext:value-type="float">
            <text:p>2048</text:p>
          </table:table-cell>
          <table:table-cell table:style-name="ce6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4.295E-06</text:p>
          </table:table-cell>
          <table:table-cell office:value-type="string" calcext:value-type="string">
            <text:p>test_cpp_std_unordered_map_to_py_dict_string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6.7E-07</text:p>
          </table:table-cell>
          <table:table-cell office:value-type="string" calcext:value-type="string">
            <text:p>test_cpp_std_unordered_map_to_py_dict_string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1.087E-06</text:p>
          </table:table-cell>
          <table:table-cell office:value-type="string" calcext:value-type="string">
            <text:p>test_cpp_std_unordered_map_to_py_dict_string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1.989E-06</text:p>
          </table:table-cell>
          <table:table-cell office:value-type="string" calcext:value-type="string">
            <text:p>test_cpp_std_unordered_map_to_py_dict_string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5.284E-06</text:p>
          </table:table-cell>
          <table:table-cell office:value-type="string" calcext:value-type="string">
            <text:p>test_cpp_std_unordered_map_to_py_dict_string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7.959E-06</text:p>
          </table:table-cell>
          <table:table-cell office:value-type="string" calcext:value-type="string">
            <text:p>test_cpp_std_unordered_map_to_py_dict_string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1.6132E-05</text:p>
          </table:table-cell>
          <table:table-cell office:value-type="string" calcext:value-type="string">
            <text:p>test_cpp_std_unordered_map_to_py_dict_string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3.4747E-05</text:p>
          </table:table-cell>
          <table:table-cell office:value-type="string" calcext:value-type="string">
            <text:p>test_cpp_std_unordered_map_to_py_dict_string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6.5157E-05</text:p>
          </table:table-cell>
          <table:table-cell office:value-type="string" calcext:value-type="string">
            <text:p>test_cpp_std_unordered_map_to_py_dict_string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</text:p>
          </table:table-cell>
          <table:table-cell office:value-type="string" calcext:value-type="string">
            <text:p>test_cpp_std_unordered_map_to_py_dict_string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string" calcext:value-type="string">
            <text:p>test_cpp_std_unordered_map_to_py_dict_string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string" calcext:value-type="string">
            <text:p>test_cpp_std_unordered_map_to_py_dict_string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string" calcext:value-type="string">
            <text:p>test_cpp_std_unordered_map_to_py_dict_string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string" calcext:value-type="string">
            <text:p>test_cpp_std_unordered_map_to_py_dict_string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</text:p>
          </table:table-cell>
          <table:table-cell office:value-type="string" calcext:value-type="string">
            <text:p>test_cpp_std_unordered_map_to_py_dict_string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string" calcext:value-type="string">
            <text:p>test_cpp_std_unordered_map_to_py_dict_string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string" calcext:value-type="string">
            <text:p>test_cpp_std_unordered_map_to_py_dict_string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string" calcext:value-type="string">
            <text:p>test_cpp_std_unordered_map_to_py_dict_string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string" calcext:value-type="string">
            <text:p>test_cpp_std_unordered_map_to_py_dict_string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string" calcext:value-type="string">
            <text:p>test_cpp_std_unordered_map_to_py_dict_string&lt;std::string[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string" calcext:value-type="string">
            <text:p>test_cpp_std_unordered_map_to_py_dict_string&lt;std::string[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99" calcext:value-type="float">
            <text:p>5.199E-06</text:p>
          </table:table-cell>
          <table:table-cell office:value-type="string" calcext:value-type="string">
            <text:p>test_cpp_std_unordered_map_to_py_dict_string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67" calcext:value-type="float">
            <text:p>1.467E-06</text:p>
          </table:table-cell>
          <table:table-cell office:value-type="string" calcext:value-type="string">
            <text:p>test_cpp_std_unordered_map_to_py_dict_string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88" calcext:value-type="float">
            <text:p>1.588E-06</text:p>
          </table:table-cell>
          <table:table-cell office:value-type="string" calcext:value-type="string">
            <text:p>test_cpp_std_unordered_map_to_py_dict_string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463" calcext:value-type="float">
            <text:p>2.463E-06</text:p>
          </table:table-cell>
          <table:table-cell office:value-type="string" calcext:value-type="string">
            <text:p>test_cpp_std_unordered_map_to_py_dict_string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795" calcext:value-type="float">
            <text:p>5.795E-06</text:p>
          </table:table-cell>
          <table:table-cell office:value-type="string" calcext:value-type="string">
            <text:p>test_cpp_std_unordered_map_to_py_dict_string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601" calcext:value-type="float">
            <text:p>7.601E-06</text:p>
          </table:table-cell>
          <table:table-cell office:value-type="string" calcext:value-type="string">
            <text:p>test_cpp_std_unordered_map_to_py_dict_string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391" calcext:value-type="float">
            <text:p>1.4391E-05</text:p>
          </table:table-cell>
          <table:table-cell office:value-type="string" calcext:value-type="string">
            <text:p>test_cpp_std_unordered_map_to_py_dict_string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7602" calcext:value-type="float">
            <text:p>2.7602E-05</text:p>
          </table:table-cell>
          <table:table-cell office:value-type="string" calcext:value-type="string">
            <text:p>test_cpp_std_unordered_map_to_py_dict_string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533" calcext:value-type="float">
            <text:p>5.4533E-05</text:p>
          </table:table-cell>
          <table:table-cell office:value-type="string" calcext:value-type="string">
            <text:p>test_cpp_std_unordered_map_to_py_dict_string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5212" calcext:value-type="float">
            <text:p>0.000125212</text:p>
          </table:table-cell>
          <table:table-cell office:value-type="string" calcext:value-type="string">
            <text:p>test_cpp_std_unordered_map_to_py_dict_string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52887" calcext:value-type="float">
            <text:p>0.000252887</text:p>
          </table:table-cell>
          <table:table-cell office:value-type="string" calcext:value-type="string">
            <text:p>test_cpp_std_unordered_map_to_py_dict_string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85341" calcext:value-type="float">
            <text:p>0.000485341</text:p>
          </table:table-cell>
          <table:table-cell office:value-type="string" calcext:value-type="string">
            <text:p>test_cpp_std_unordered_map_to_py_dict_string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074397" calcext:value-type="float">
            <text:p>0.001074397</text:p>
          </table:table-cell>
          <table:table-cell office:value-type="string" calcext:value-type="string">
            <text:p>test_cpp_std_unordered_map_to_py_dict_string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134781" calcext:value-type="float">
            <text:p>0.002134781</text:p>
          </table:table-cell>
          <table:table-cell office:value-type="string" calcext:value-type="string">
            <text:p>test_cpp_std_unordered_map_to_py_dict_string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415573" calcext:value-type="float">
            <text:p>0.005415573</text:p>
          </table:table-cell>
          <table:table-cell office:value-type="string" calcext:value-type="string">
            <text:p>test_cpp_std_unordered_map_to_py_dict_string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038214" calcext:value-type="float">
            <text:p>0.014038214</text:p>
          </table:table-cell>
          <table:table-cell office:value-type="string" calcext:value-type="string">
            <text:p>test_cpp_std_unordered_map_to_py_dict_string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9946054" calcext:value-type="float">
            <text:p>0.029946054</text:p>
          </table:table-cell>
          <table:table-cell office:value-type="string" calcext:value-type="string">
            <text:p>test_cpp_std_unordered_map_to_py_dict_string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7790873" calcext:value-type="float">
            <text:p>0.067790873</text:p>
          </table:table-cell>
          <table:table-cell office:value-type="string" calcext:value-type="string">
            <text:p>test_cpp_std_unordered_map_to_py_dict_string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6654265" calcext:value-type="float">
            <text:p>0.146654265</text:p>
          </table:table-cell>
          <table:table-cell office:value-type="string" calcext:value-type="string">
            <text:p>test_cpp_std_unordered_map_to_py_dict_string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31140017" calcext:value-type="float">
            <text:p>0.331140017</text:p>
          </table:table-cell>
          <table:table-cell office:value-type="string" calcext:value-type="string">
            <text:p>test_cpp_std_unordered_map_to_py_dict_string&lt;std::string[1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38490727" calcext:value-type="float">
            <text:p>0.738490727</text:p>
          </table:table-cell>
          <table:table-cell office:value-type="string" calcext:value-type="string">
            <text:p>test_cpp_std_unordered_map_to_py_dict_string&lt;std::string[1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995" calcext:value-type="float">
            <text:p>4.995E-06</text:p>
          </table:table-cell>
          <table:table-cell office:value-type="string" calcext:value-type="string">
            <text:p>test_cpp_std_unordered_map_to_py_dict_string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2" calcext:value-type="float">
            <text:p>8.2E-07</text:p>
          </table:table-cell>
          <table:table-cell office:value-type="string" calcext:value-type="string">
            <text:p>test_cpp_std_unordered_map_to_py_dict_string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8" calcext:value-type="float">
            <text:p>1.538E-06</text:p>
          </table:table-cell>
          <table:table-cell office:value-type="string" calcext:value-type="string">
            <text:p>test_cpp_std_unordered_map_to_py_dict_string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55" calcext:value-type="float">
            <text:p>2.355E-06</text:p>
          </table:table-cell>
          <table:table-cell office:value-type="string" calcext:value-type="string">
            <text:p>test_cpp_std_unordered_map_to_py_dict_string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651" calcext:value-type="float">
            <text:p>5.651E-06</text:p>
          </table:table-cell>
          <table:table-cell office:value-type="string" calcext:value-type="string">
            <text:p>test_cpp_std_unordered_map_to_py_dict_string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861" calcext:value-type="float">
            <text:p>7.861E-06</text:p>
          </table:table-cell>
          <table:table-cell office:value-type="string" calcext:value-type="string">
            <text:p>test_cpp_std_unordered_map_to_py_dict_string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435" calcext:value-type="float">
            <text:p>1.4435E-05</text:p>
          </table:table-cell>
          <table:table-cell office:value-type="string" calcext:value-type="string">
            <text:p>test_cpp_std_unordered_map_to_py_dict_string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8631" calcext:value-type="float">
            <text:p>2.8631E-05</text:p>
          </table:table-cell>
          <table:table-cell office:value-type="string" calcext:value-type="string">
            <text:p>test_cpp_std_unordered_map_to_py_dict_string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8363" calcext:value-type="float">
            <text:p>5.8363E-05</text:p>
          </table:table-cell>
          <table:table-cell office:value-type="string" calcext:value-type="string">
            <text:p>test_cpp_std_unordered_map_to_py_dict_string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7531" calcext:value-type="float">
            <text:p>0.000127531</text:p>
          </table:table-cell>
          <table:table-cell office:value-type="string" calcext:value-type="string">
            <text:p>test_cpp_std_unordered_map_to_py_dict_string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5303" calcext:value-type="float">
            <text:p>0.000235303</text:p>
          </table:table-cell>
          <table:table-cell office:value-type="string" calcext:value-type="string">
            <text:p>test_cpp_std_unordered_map_to_py_dict_string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2136" calcext:value-type="float">
            <text:p>0.00042136</text:p>
          </table:table-cell>
          <table:table-cell office:value-type="string" calcext:value-type="string">
            <text:p>test_cpp_std_unordered_map_to_py_dict_string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20475" calcext:value-type="float">
            <text:p>0.000920475</text:p>
          </table:table-cell>
          <table:table-cell office:value-type="string" calcext:value-type="string">
            <text:p>test_cpp_std_unordered_map_to_py_dict_string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202808" calcext:value-type="float">
            <text:p>0.002202808</text:p>
          </table:table-cell>
          <table:table-cell office:value-type="string" calcext:value-type="string">
            <text:p>test_cpp_std_unordered_map_to_py_dict_string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93769" calcext:value-type="float">
            <text:p>0.00593769</text:p>
          </table:table-cell>
          <table:table-cell office:value-type="string" calcext:value-type="string">
            <text:p>test_cpp_std_unordered_map_to_py_dict_string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775356" calcext:value-type="float">
            <text:p>0.014775356</text:p>
          </table:table-cell>
          <table:table-cell office:value-type="string" calcext:value-type="string">
            <text:p>test_cpp_std_unordered_map_to_py_dict_string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3894384" calcext:value-type="float">
            <text:p>0.033894384</text:p>
          </table:table-cell>
          <table:table-cell office:value-type="string" calcext:value-type="string">
            <text:p>test_cpp_std_unordered_map_to_py_dict_string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2386527" calcext:value-type="float">
            <text:p>0.082386527</text:p>
          </table:table-cell>
          <table:table-cell office:value-type="string" calcext:value-type="string">
            <text:p>test_cpp_std_unordered_map_to_py_dict_string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3305846" calcext:value-type="float">
            <text:p>0.193305846</text:p>
          </table:table-cell>
          <table:table-cell office:value-type="string" calcext:value-type="string">
            <text:p>test_cpp_std_unordered_map_to_py_dict_string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29241531" calcext:value-type="float">
            <text:p>0.429241531</text:p>
          </table:table-cell>
          <table:table-cell office:value-type="string" calcext:value-type="string">
            <text:p>test_cpp_std_unordered_map_to_py_dict_string&lt;std::string[3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47478117" calcext:value-type="float">
            <text:p>1.047478117</text:p>
          </table:table-cell>
          <table:table-cell office:value-type="string" calcext:value-type="string">
            <text:p>test_cpp_std_unordered_map_to_py_dict_string&lt;std::string[3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32" calcext:value-type="float">
            <text:p>5.032E-06</text:p>
          </table:table-cell>
          <table:table-cell office:value-type="string" calcext:value-type="string">
            <text:p>test_cpp_std_unordered_map_to_py_dict_string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32" calcext:value-type="float">
            <text:p>6.32E-07</text:p>
          </table:table-cell>
          <table:table-cell office:value-type="string" calcext:value-type="string">
            <text:p>test_cpp_std_unordered_map_to_py_dict_string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45" calcext:value-type="float">
            <text:p>1.645E-06</text:p>
          </table:table-cell>
          <table:table-cell office:value-type="string" calcext:value-type="string">
            <text:p>test_cpp_std_unordered_map_to_py_dict_string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2" calcext:value-type="float">
            <text:p>2.892E-06</text:p>
          </table:table-cell>
          <table:table-cell office:value-type="string" calcext:value-type="string">
            <text:p>test_cpp_std_unordered_map_to_py_dict_string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961" calcext:value-type="float">
            <text:p>5.961E-06</text:p>
          </table:table-cell>
          <table:table-cell office:value-type="string" calcext:value-type="string">
            <text:p>test_cpp_std_unordered_map_to_py_dict_string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659" calcext:value-type="float">
            <text:p>8.659E-06</text:p>
          </table:table-cell>
          <table:table-cell office:value-type="string" calcext:value-type="string">
            <text:p>test_cpp_std_unordered_map_to_py_dict_string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15" calcext:value-type="float">
            <text:p>1.7315E-05</text:p>
          </table:table-cell>
          <table:table-cell office:value-type="string" calcext:value-type="string">
            <text:p>test_cpp_std_unordered_map_to_py_dict_string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077" calcext:value-type="float">
            <text:p>4.077E-05</text:p>
          </table:table-cell>
          <table:table-cell office:value-type="string" calcext:value-type="string">
            <text:p>test_cpp_std_unordered_map_to_py_dict_string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7019" calcext:value-type="float">
            <text:p>6.7019E-05</text:p>
          </table:table-cell>
          <table:table-cell office:value-type="string" calcext:value-type="string">
            <text:p>test_cpp_std_unordered_map_to_py_dict_string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56581" calcext:value-type="float">
            <text:p>0.000156581</text:p>
          </table:table-cell>
          <table:table-cell office:value-type="string" calcext:value-type="string">
            <text:p>test_cpp_std_unordered_map_to_py_dict_string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05357" calcext:value-type="float">
            <text:p>0.000305357</text:p>
          </table:table-cell>
          <table:table-cell office:value-type="string" calcext:value-type="string">
            <text:p>test_cpp_std_unordered_map_to_py_dict_string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6771" calcext:value-type="float">
            <text:p>0.000606771</text:p>
          </table:table-cell>
          <table:table-cell office:value-type="string" calcext:value-type="string">
            <text:p>test_cpp_std_unordered_map_to_py_dict_string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79642" calcext:value-type="float">
            <text:p>0.001179642</text:p>
          </table:table-cell>
          <table:table-cell office:value-type="string" calcext:value-type="string">
            <text:p>test_cpp_std_unordered_map_to_py_dict_string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816972" calcext:value-type="float">
            <text:p>0.002816972</text:p>
          </table:table-cell>
          <table:table-cell office:value-type="string" calcext:value-type="string">
            <text:p>test_cpp_std_unordered_map_to_py_dict_string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7799701" calcext:value-type="float">
            <text:p>0.007799701</text:p>
          </table:table-cell>
          <table:table-cell office:value-type="string" calcext:value-type="string">
            <text:p>test_cpp_std_unordered_map_to_py_dict_string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8375402" calcext:value-type="float">
            <text:p>0.018375402</text:p>
          </table:table-cell>
          <table:table-cell office:value-type="string" calcext:value-type="string">
            <text:p>test_cpp_std_unordered_map_to_py_dict_string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606892" calcext:value-type="float">
            <text:p>0.040606892</text:p>
          </table:table-cell>
          <table:table-cell office:value-type="string" calcext:value-type="string">
            <text:p>test_cpp_std_unordered_map_to_py_dict_string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98610297" calcext:value-type="float">
            <text:p>0.098610297</text:p>
          </table:table-cell>
          <table:table-cell office:value-type="string" calcext:value-type="string">
            <text:p>test_cpp_std_unordered_map_to_py_dict_string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917323" calcext:value-type="float">
            <text:p>0.23917323</text:p>
          </table:table-cell>
          <table:table-cell office:value-type="string" calcext:value-type="string">
            <text:p>test_cpp_std_unordered_map_to_py_dict_string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20134682" calcext:value-type="float">
            <text:p>0.520134682</text:p>
          </table:table-cell>
          <table:table-cell office:value-type="string" calcext:value-type="string">
            <text:p>test_cpp_std_unordered_map_to_py_dict_string&lt;std::string[6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138807136" calcext:value-type="float">
            <text:p>1.138807136</text:p>
          </table:table-cell>
          <table:table-cell office:value-type="string" calcext:value-type="string">
            <text:p>test_cpp_std_unordered_map_to_py_dict_string&lt;std::string[6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5209" calcext:value-type="float">
            <text:p>3.5209E-05</text:p>
          </table:table-cell>
          <table:table-cell office:value-type="string" calcext:value-type="string">
            <text:p>test_cpp_std_unordered_map_to_py_dict_string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553" calcext:value-type="float">
            <text:p>7.553E-06</text:p>
          </table:table-cell>
          <table:table-cell office:value-type="string" calcext:value-type="string">
            <text:p>test_cpp_std_unordered_map_to_py_dict_string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56" calcext:value-type="float">
            <text:p>1.656E-06</text:p>
          </table:table-cell>
          <table:table-cell office:value-type="string" calcext:value-type="string">
            <text:p>test_cpp_std_unordered_map_to_py_dict_string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252" calcext:value-type="float">
            <text:p>3.252E-06</text:p>
          </table:table-cell>
          <table:table-cell office:value-type="string" calcext:value-type="string">
            <text:p>test_cpp_std_unordered_map_to_py_dict_string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466" calcext:value-type="float">
            <text:p>7.466E-06</text:p>
          </table:table-cell>
          <table:table-cell office:value-type="string" calcext:value-type="string">
            <text:p>test_cpp_std_unordered_map_to_py_dict_string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802" calcext:value-type="float">
            <text:p>1.1802E-05</text:p>
          </table:table-cell>
          <table:table-cell office:value-type="string" calcext:value-type="string">
            <text:p>test_cpp_std_unordered_map_to_py_dict_string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928" calcext:value-type="float">
            <text:p>2.2928E-05</text:p>
          </table:table-cell>
          <table:table-cell office:value-type="string" calcext:value-type="string">
            <text:p>test_cpp_std_unordered_map_to_py_dict_string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2756" calcext:value-type="float">
            <text:p>4.2756E-05</text:p>
          </table:table-cell>
          <table:table-cell office:value-type="string" calcext:value-type="string">
            <text:p>test_cpp_std_unordered_map_to_py_dict_string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3191" calcext:value-type="float">
            <text:p>9.3191E-05</text:p>
          </table:table-cell>
          <table:table-cell office:value-type="string" calcext:value-type="string">
            <text:p>test_cpp_std_unordered_map_to_py_dict_string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50614" calcext:value-type="float">
            <text:p>0.000250614</text:p>
          </table:table-cell>
          <table:table-cell office:value-type="string" calcext:value-type="string">
            <text:p>test_cpp_std_unordered_map_to_py_dict_string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5863" calcext:value-type="float">
            <text:p>0.000755863</text:p>
          </table:table-cell>
          <table:table-cell office:value-type="string" calcext:value-type="string">
            <text:p>test_cpp_std_unordered_map_to_py_dict_string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98108" calcext:value-type="float">
            <text:p>0.000798108</text:p>
          </table:table-cell>
          <table:table-cell office:value-type="string" calcext:value-type="string">
            <text:p>test_cpp_std_unordered_map_to_py_dict_string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89258" calcext:value-type="float">
            <text:p>0.001489258</text:p>
          </table:table-cell>
          <table:table-cell office:value-type="string" calcext:value-type="string">
            <text:p>test_cpp_std_unordered_map_to_py_dict_string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416914" calcext:value-type="float">
            <text:p>0.004416914</text:p>
          </table:table-cell>
          <table:table-cell office:value-type="string" calcext:value-type="string">
            <text:p>test_cpp_std_unordered_map_to_py_dict_string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1026657" calcext:value-type="float">
            <text:p>0.011026657</text:p>
          </table:table-cell>
          <table:table-cell office:value-type="string" calcext:value-type="string">
            <text:p>test_cpp_std_unordered_map_to_py_dict_string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5855782" calcext:value-type="float">
            <text:p>0.025855782</text:p>
          </table:table-cell>
          <table:table-cell office:value-type="string" calcext:value-type="string">
            <text:p>test_cpp_std_unordered_map_to_py_dict_string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58641019" calcext:value-type="float">
            <text:p>0.058641019</text:p>
          </table:table-cell>
          <table:table-cell office:value-type="string" calcext:value-type="string">
            <text:p>test_cpp_std_unordered_map_to_py_dict_string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317977" calcext:value-type="float">
            <text:p>0.13317977</text:p>
          </table:table-cell>
          <table:table-cell office:value-type="string" calcext:value-type="string">
            <text:p>test_cpp_std_unordered_map_to_py_dict_string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9613583" calcext:value-type="float">
            <text:p>0.29613583</text:p>
          </table:table-cell>
          <table:table-cell office:value-type="string" calcext:value-type="string">
            <text:p>test_cpp_std_unordered_map_to_py_dict_string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2019634" calcext:value-type="float">
            <text:p>0.662019634</text:p>
          </table:table-cell>
          <table:table-cell office:value-type="string" calcext:value-type="string">
            <text:p>test_cpp_std_unordered_map_to_py_dict_string&lt;std::string[12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18574518" calcext:value-type="float">
            <text:p>1.318574518</text:p>
          </table:table-cell>
          <table:table-cell office:value-type="string" calcext:value-type="string">
            <text:p>test_cpp_std_unordered_map_to_py_dict_string&lt;std::string[12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423" calcext:value-type="float">
            <text:p>5.423E-06</text:p>
          </table:table-cell>
          <table:table-cell office:value-type="string" calcext:value-type="string">
            <text:p>test_cpp_std_unordered_map_to_py_dict_string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216" calcext:value-type="float">
            <text:p>1.216E-06</text:p>
          </table:table-cell>
          <table:table-cell office:value-type="string" calcext:value-type="string">
            <text:p>test_cpp_std_unordered_map_to_py_dict_string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871" calcext:value-type="float">
            <text:p>2.871E-06</text:p>
          </table:table-cell>
          <table:table-cell office:value-type="string" calcext:value-type="string">
            <text:p>test_cpp_std_unordered_map_to_py_dict_string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17" calcext:value-type="float">
            <text:p>4.917E-06</text:p>
          </table:table-cell>
          <table:table-cell office:value-type="string" calcext:value-type="string">
            <text:p>test_cpp_std_unordered_map_to_py_dict_string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2859" calcext:value-type="float">
            <text:p>1.2859E-05</text:p>
          </table:table-cell>
          <table:table-cell office:value-type="string" calcext:value-type="string">
            <text:p>test_cpp_std_unordered_map_to_py_dict_string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7413" calcext:value-type="float">
            <text:p>3.7413E-05</text:p>
          </table:table-cell>
          <table:table-cell office:value-type="string" calcext:value-type="string">
            <text:p>test_cpp_std_unordered_map_to_py_dict_string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78" calcext:value-type="float">
            <text:p>3.5878E-05</text:p>
          </table:table-cell>
          <table:table-cell office:value-type="string" calcext:value-type="string">
            <text:p>test_cpp_std_unordered_map_to_py_dict_string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617" calcext:value-type="float">
            <text:p>7.0617E-05</text:p>
          </table:table-cell>
          <table:table-cell office:value-type="string" calcext:value-type="string">
            <text:p>test_cpp_std_unordered_map_to_py_dict_string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38726" calcext:value-type="float">
            <text:p>0.000138726</text:p>
          </table:table-cell>
          <table:table-cell office:value-type="string" calcext:value-type="string">
            <text:p>test_cpp_std_unordered_map_to_py_dict_string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16912" calcext:value-type="float">
            <text:p>0.000316912</text:p>
          </table:table-cell>
          <table:table-cell office:value-type="string" calcext:value-type="string">
            <text:p>test_cpp_std_unordered_map_to_py_dict_string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803805" calcext:value-type="float">
            <text:p>0.000803805</text:p>
          </table:table-cell>
          <table:table-cell office:value-type="string" calcext:value-type="string">
            <text:p>test_cpp_std_unordered_map_to_py_dict_string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508337" calcext:value-type="float">
            <text:p>0.001508337</text:p>
          </table:table-cell>
          <table:table-cell office:value-type="string" calcext:value-type="string">
            <text:p>test_cpp_std_unordered_map_to_py_dict_string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21004" calcext:value-type="float">
            <text:p>0.003321004</text:p>
          </table:table-cell>
          <table:table-cell office:value-type="string" calcext:value-type="string">
            <text:p>test_cpp_std_unordered_map_to_py_dict_string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8244576" calcext:value-type="float">
            <text:p>0.008244576</text:p>
          </table:table-cell>
          <table:table-cell office:value-type="string" calcext:value-type="string">
            <text:p>test_cpp_std_unordered_map_to_py_dict_string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675448" calcext:value-type="float">
            <text:p>0.020675448</text:p>
          </table:table-cell>
          <table:table-cell office:value-type="string" calcext:value-type="string">
            <text:p>test_cpp_std_unordered_map_to_py_dict_string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7502189" calcext:value-type="float">
            <text:p>0.047502189</text:p>
          </table:table-cell>
          <table:table-cell office:value-type="string" calcext:value-type="string">
            <text:p>test_cpp_std_unordered_map_to_py_dict_string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06790518" calcext:value-type="float">
            <text:p>0.106790518</text:p>
          </table:table-cell>
          <table:table-cell office:value-type="string" calcext:value-type="string">
            <text:p>test_cpp_std_unordered_map_to_py_dict_string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24382264" calcext:value-type="float">
            <text:p>0.224382264</text:p>
          </table:table-cell>
          <table:table-cell office:value-type="string" calcext:value-type="string">
            <text:p>test_cpp_std_unordered_map_to_py_dict_string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9688295" calcext:value-type="float">
            <text:p>0.489688295</text:p>
          </table:table-cell>
          <table:table-cell office:value-type="string" calcext:value-type="string">
            <text:p>test_cpp_std_unordered_map_to_py_dict_string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6203333" calcext:value-type="float">
            <text:p>0.96203333</text:p>
          </table:table-cell>
          <table:table-cell office:value-type="string" calcext:value-type="string">
            <text:p>test_cpp_std_unordered_map_to_py_dict_string&lt;std::string[25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157149369" calcext:value-type="float">
            <text:p>2.157149369</text:p>
          </table:table-cell>
          <table:table-cell office:value-type="string" calcext:value-type="string">
            <text:p>test_cpp_std_unordered_map_to_py_dict_string&lt;std::string[25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92" calcext:value-type="float">
            <text:p>5.092E-06</text:p>
          </table:table-cell>
          <table:table-cell office:value-type="string" calcext:value-type="string">
            <text:p>test_cpp_std_unordered_map_to_py_dict_string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035" calcext:value-type="float">
            <text:p>2.035E-06</text:p>
          </table:table-cell>
          <table:table-cell office:value-type="string" calcext:value-type="string">
            <text:p>test_cpp_std_unordered_map_to_py_dict_string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429" calcext:value-type="float">
            <text:p>4.429E-06</text:p>
          </table:table-cell>
          <table:table-cell office:value-type="string" calcext:value-type="string">
            <text:p>test_cpp_std_unordered_map_to_py_dict_string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7671" calcext:value-type="float">
            <text:p>7.671E-06</text:p>
          </table:table-cell>
          <table:table-cell office:value-type="string" calcext:value-type="string">
            <text:p>test_cpp_std_unordered_map_to_py_dict_string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6111" calcext:value-type="float">
            <text:p>1.6111E-05</text:p>
          </table:table-cell>
          <table:table-cell office:value-type="string" calcext:value-type="string">
            <text:p>test_cpp_std_unordered_map_to_py_dict_string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9835" calcext:value-type="float">
            <text:p>2.9835E-05</text:p>
          </table:table-cell>
          <table:table-cell office:value-type="string" calcext:value-type="string">
            <text:p>test_cpp_std_unordered_map_to_py_dict_string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1177" calcext:value-type="float">
            <text:p>6.1177E-05</text:p>
          </table:table-cell>
          <table:table-cell office:value-type="string" calcext:value-type="string">
            <text:p>test_cpp_std_unordered_map_to_py_dict_string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1036" calcext:value-type="float">
            <text:p>0.000121036</text:p>
          </table:table-cell>
          <table:table-cell office:value-type="string" calcext:value-type="string">
            <text:p>test_cpp_std_unordered_map_to_py_dict_string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56991" calcext:value-type="float">
            <text:p>0.000256991</text:p>
          </table:table-cell>
          <table:table-cell office:value-type="string" calcext:value-type="string">
            <text:p>test_cpp_std_unordered_map_to_py_dict_string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9437" calcext:value-type="float">
            <text:p>0.00059437</text:p>
          </table:table-cell>
          <table:table-cell office:value-type="string" calcext:value-type="string">
            <text:p>test_cpp_std_unordered_map_to_py_dict_string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143682" calcext:value-type="float">
            <text:p>0.001143682</text:p>
          </table:table-cell>
          <table:table-cell office:value-type="string" calcext:value-type="string">
            <text:p>test_cpp_std_unordered_map_to_py_dict_string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2654919" calcext:value-type="float">
            <text:p>0.002654919</text:p>
          </table:table-cell>
          <table:table-cell office:value-type="string" calcext:value-type="string">
            <text:p>test_cpp_std_unordered_map_to_py_dict_string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6110086" calcext:value-type="float">
            <text:p>0.006110086</text:p>
          </table:table-cell>
          <table:table-cell office:value-type="string" calcext:value-type="string">
            <text:p>test_cpp_std_unordered_map_to_py_dict_string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575141" calcext:value-type="float">
            <text:p>0.012575141</text:p>
          </table:table-cell>
          <table:table-cell office:value-type="string" calcext:value-type="string">
            <text:p>test_cpp_std_unordered_map_to_py_dict_string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8880554" calcext:value-type="float">
            <text:p>0.028880554</text:p>
          </table:table-cell>
          <table:table-cell office:value-type="string" calcext:value-type="string">
            <text:p>test_cpp_std_unordered_map_to_py_dict_string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3020937" calcext:value-type="float">
            <text:p>0.083020937</text:p>
          </table:table-cell>
          <table:table-cell office:value-type="string" calcext:value-type="string">
            <text:p>test_cpp_std_unordered_map_to_py_dict_string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8657944" calcext:value-type="float">
            <text:p>0.178657944</text:p>
          </table:table-cell>
          <table:table-cell office:value-type="string" calcext:value-type="string">
            <text:p>test_cpp_std_unordered_map_to_py_dict_string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89854015" calcext:value-type="float">
            <text:p>0.389854015</text:p>
          </table:table-cell>
          <table:table-cell office:value-type="string" calcext:value-type="string">
            <text:p>test_cpp_std_unordered_map_to_py_dict_string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748334769" calcext:value-type="float">
            <text:p>0.748334769</text:p>
          </table:table-cell>
          <table:table-cell office:value-type="string" calcext:value-type="string">
            <text:p>test_cpp_std_unordered_map_to_py_dict_string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641462297" calcext:value-type="float">
            <text:p>1.641462297</text:p>
          </table:table-cell>
          <table:table-cell office:value-type="string" calcext:value-type="string">
            <text:p>test_cpp_std_unordered_map_to_py_dict_string&lt;std::string[51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.16164139" calcext:value-type="float">
            <text:p>3.16164139</text:p>
          </table:table-cell>
          <table:table-cell office:value-type="string" calcext:value-type="string">
            <text:p>test_cpp_std_unordered_map_to_py_dict_string&lt;std::string[51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968" calcext:value-type="float">
            <text:p>9.968E-06</text:p>
          </table:table-cell>
          <table:table-cell office:value-type="string" calcext:value-type="string">
            <text:p>test_cpp_std_unordered_map_to_py_dict_string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602" calcext:value-type="float">
            <text:p>3.602E-06</text:p>
          </table:table-cell>
          <table:table-cell office:value-type="string" calcext:value-type="string">
            <text:p>test_cpp_std_unordered_map_to_py_dict_string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test_cpp_std_unordered_map_to_py_dict_string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7639" calcext:value-type="float">
            <text:p>3.7639E-05</text:p>
          </table:table-cell>
          <table:table-cell office:value-type="string" calcext:value-type="string">
            <text:p>test_cpp_std_unordered_map_to_py_dict_string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8161" calcext:value-type="float">
            <text:p>6.8161E-05</text:p>
          </table:table-cell>
          <table:table-cell office:value-type="string" calcext:value-type="string">
            <text:p>test_cpp_std_unordered_map_to_py_dict_string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15116" calcext:value-type="float">
            <text:p>0.000115116</text:p>
          </table:table-cell>
          <table:table-cell office:value-type="string" calcext:value-type="string">
            <text:p>test_cpp_std_unordered_map_to_py_dict_string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3711" calcext:value-type="float">
            <text:p>0.00023711</text:p>
          </table:table-cell>
          <table:table-cell office:value-type="string" calcext:value-type="string">
            <text:p>test_cpp_std_unordered_map_to_py_dict_string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82769" calcext:value-type="float">
            <text:p>0.000482769</text:p>
          </table:table-cell>
          <table:table-cell office:value-type="string" calcext:value-type="string">
            <text:p>test_cpp_std_unordered_map_to_py_dict_string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8206" calcext:value-type="float">
            <text:p>0.001028206</text:p>
          </table:table-cell>
          <table:table-cell office:value-type="string" calcext:value-type="string">
            <text:p>test_cpp_std_unordered_map_to_py_dict_string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276449" calcext:value-type="float">
            <text:p>0.002276449</text:p>
          </table:table-cell>
          <table:table-cell office:value-type="string" calcext:value-type="string">
            <text:p>test_cpp_std_unordered_map_to_py_dict_string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3859567" calcext:value-type="float">
            <text:p>0.003859567</text:p>
          </table:table-cell>
          <table:table-cell office:value-type="string" calcext:value-type="string">
            <text:p>test_cpp_std_unordered_map_to_py_dict_string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7624387" calcext:value-type="float">
            <text:p>0.007624387</text:p>
          </table:table-cell>
          <table:table-cell office:value-type="string" calcext:value-type="string">
            <text:p>test_cpp_std_unordered_map_to_py_dict_string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7735125" calcext:value-type="float">
            <text:p>0.017735125</text:p>
          </table:table-cell>
          <table:table-cell office:value-type="string" calcext:value-type="string">
            <text:p>test_cpp_std_unordered_map_to_py_dict_string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36227192" calcext:value-type="float">
            <text:p>0.036227192</text:p>
          </table:table-cell>
          <table:table-cell office:value-type="string" calcext:value-type="string">
            <text:p>test_cpp_std_unordered_map_to_py_dict_string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9305751" calcext:value-type="float">
            <text:p>0.069305751</text:p>
          </table:table-cell>
          <table:table-cell office:value-type="string" calcext:value-type="string">
            <text:p>test_cpp_std_unordered_map_to_py_dict_string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44358775" calcext:value-type="float">
            <text:p>0.144358775</text:p>
          </table:table-cell>
          <table:table-cell office:value-type="string" calcext:value-type="string">
            <text:p>test_cpp_std_unordered_map_to_py_dict_string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305943637" calcext:value-type="float">
            <text:p>0.305943637</text:p>
          </table:table-cell>
          <table:table-cell office:value-type="string" calcext:value-type="string">
            <text:p>test_cpp_std_unordered_map_to_py_dict_string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38497115" calcext:value-type="float">
            <text:p>0.638497115</text:p>
          </table:table-cell>
          <table:table-cell office:value-type="string" calcext:value-type="string">
            <text:p>test_cpp_std_unordered_map_to_py_dict_string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13841779" calcext:value-type="float">
            <text:p>1.313841779</text:p>
          </table:table-cell>
          <table:table-cell office:value-type="string" calcext:value-type="string">
            <text:p>test_cpp_std_unordered_map_to_py_dict_string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940476933" calcext:value-type="float">
            <text:p>2.940476933</text:p>
          </table:table-cell>
          <table:table-cell office:value-type="string" calcext:value-type="string">
            <text:p>test_cpp_std_unordered_map_to_py_dict_string&lt;std::string[102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720958033" calcext:value-type="float">
            <text:p>6.720958033</text:p>
          </table:table-cell>
          <table:table-cell office:value-type="string" calcext:value-type="string">
            <text:p>test_cpp_std_unordered_map_to_py_dict_string&lt;std::string[102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4839" calcext:value-type="float">
            <text:p>3.4839E-05</text:p>
          </table:table-cell>
          <table:table-cell office:value-type="string" calcext:value-type="string">
            <text:p>test_cpp_std_unordered_map_to_py_dict_string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113" calcext:value-type="float">
            <text:p>6.113E-06</text:p>
          </table:table-cell>
          <table:table-cell office:value-type="string" calcext:value-type="string">
            <text:p>test_cpp_std_unordered_map_to_py_dict_string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024" calcext:value-type="float">
            <text:p>2.024E-05</text:p>
          </table:table-cell>
          <table:table-cell office:value-type="string" calcext:value-type="string">
            <text:p>test_cpp_std_unordered_map_to_py_dict_string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6331" calcext:value-type="float">
            <text:p>3.6331E-05</text:p>
          </table:table-cell>
          <table:table-cell office:value-type="string" calcext:value-type="string">
            <text:p>test_cpp_std_unordered_map_to_py_dict_string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55" calcext:value-type="float">
            <text:p>5.7355E-05</text:p>
          </table:table-cell>
          <table:table-cell office:value-type="string" calcext:value-type="string">
            <text:p>test_cpp_std_unordered_map_to_py_dict_string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03658" calcext:value-type="float">
            <text:p>0.000103658</text:p>
          </table:table-cell>
          <table:table-cell office:value-type="string" calcext:value-type="string">
            <text:p>test_cpp_std_unordered_map_to_py_dict_string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26203" calcext:value-type="float">
            <text:p>0.000226203</text:p>
          </table:table-cell>
          <table:table-cell office:value-type="string" calcext:value-type="string">
            <text:p>test_cpp_std_unordered_map_to_py_dict_string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06581" calcext:value-type="float">
            <text:p>0.000506581</text:p>
          </table:table-cell>
          <table:table-cell office:value-type="string" calcext:value-type="string">
            <text:p>test_cpp_std_unordered_map_to_py_dict_string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74258" calcext:value-type="float">
            <text:p>0.000874258</text:p>
          </table:table-cell>
          <table:table-cell office:value-type="string" calcext:value-type="string">
            <text:p>test_cpp_std_unordered_map_to_py_dict_string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05065" calcext:value-type="float">
            <text:p>0.002105065</text:p>
          </table:table-cell>
          <table:table-cell office:value-type="string" calcext:value-type="string">
            <text:p>test_cpp_std_unordered_map_to_py_dict_string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5235228" calcext:value-type="float">
            <text:p>0.005235228</text:p>
          </table:table-cell>
          <table:table-cell office:value-type="string" calcext:value-type="string">
            <text:p>test_cpp_std_unordered_map_to_py_dict_string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882694" calcext:value-type="float">
            <text:p>0.00882694</text:p>
          </table:table-cell>
          <table:table-cell office:value-type="string" calcext:value-type="string">
            <text:p>test_cpp_std_unordered_map_to_py_dict_string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23288885" calcext:value-type="float">
            <text:p>0.023288885</text:p>
          </table:table-cell>
          <table:table-cell office:value-type="string" calcext:value-type="string">
            <text:p>test_cpp_std_unordered_map_to_py_dict_string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57847049" calcext:value-type="float">
            <text:p>0.057847049</text:p>
          </table:table-cell>
          <table:table-cell office:value-type="string" calcext:value-type="string">
            <text:p>test_cpp_std_unordered_map_to_py_dict_string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12965505" calcext:value-type="float">
            <text:p>0.112965505</text:p>
          </table:table-cell>
          <table:table-cell office:value-type="string" calcext:value-type="string">
            <text:p>test_cpp_std_unordered_map_to_py_dict_string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38019144" calcext:value-type="float">
            <text:p>0.238019144</text:p>
          </table:table-cell>
          <table:table-cell office:value-type="string" calcext:value-type="string">
            <text:p>test_cpp_std_unordered_map_to_py_dict_string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50711737" calcext:value-type="float">
            <text:p>0.450711737</text:p>
          </table:table-cell>
          <table:table-cell office:value-type="string" calcext:value-type="string">
            <text:p>test_cpp_std_unordered_map_to_py_dict_string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33531698" calcext:value-type="float">
            <text:p>0.933531698</text:p>
          </table:table-cell>
          <table:table-cell office:value-type="string" calcext:value-type="string">
            <text:p>test_cpp_std_unordered_map_to_py_dict_string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912953958" calcext:value-type="float">
            <text:p>1.912953958</text:p>
          </table:table-cell>
          <table:table-cell office:value-type="string" calcext:value-type="string">
            <text:p>test_cpp_std_unordered_map_to_py_dict_string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.242936182" calcext:value-type="float">
            <text:p>4.242936182</text:p>
          </table:table-cell>
          <table:table-cell office:value-type="string" calcext:value-type="string">
            <text:p>test_cpp_std_unordered_map_to_py_dict_string&lt;std::string[204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.628717564" calcext:value-type="float">
            <text:p>27.628717564</text:p>
          </table:table-cell>
          <table:table-cell office:value-type="string" calcext:value-type="string">
            <text:p>test_cpp_std_unordered_map_to_py_dict_string&lt;std::string[204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3527" calcext:value-type="float">
            <text:p>5.3527E-05</text:p>
          </table:table-cell>
          <table:table-cell office:value-type="string" calcext:value-type="string">
            <text:p>test_cpp_std_unordered_map_to_py_dict_string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673" calcext:value-type="float">
            <text:p>2.2673E-05</text:p>
          </table:table-cell>
          <table:table-cell office:value-type="string" calcext:value-type="string">
            <text:p>test_cpp_std_unordered_map_to_py_dict_string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3886" calcext:value-type="float">
            <text:p>6.3886E-05</text:p>
          </table:table-cell>
          <table:table-cell office:value-type="string" calcext:value-type="string">
            <text:p>test_cpp_std_unordered_map_to_py_dict_string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278" calcext:value-type="float">
            <text:p>0.00012278</text:p>
          </table:table-cell>
          <table:table-cell office:value-type="string" calcext:value-type="string">
            <text:p>test_cpp_std_unordered_map_to_py_dict_string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5503" calcext:value-type="float">
            <text:p>0.000275503</text:p>
          </table:table-cell>
          <table:table-cell office:value-type="string" calcext:value-type="string">
            <text:p>test_cpp_std_unordered_map_to_py_dict_string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04668" calcext:value-type="float">
            <text:p>0.000504668</text:p>
          </table:table-cell>
          <table:table-cell office:value-type="string" calcext:value-type="string">
            <text:p>test_cpp_std_unordered_map_to_py_dict_string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7983" calcext:value-type="float">
            <text:p>0.001667983</text:p>
          </table:table-cell>
          <table:table-cell office:value-type="string" calcext:value-type="string">
            <text:p>test_cpp_std_unordered_map_to_py_dict_string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796201" calcext:value-type="float">
            <text:p>0.004796201</text:p>
          </table:table-cell>
          <table:table-cell office:value-type="string" calcext:value-type="string">
            <text:p>test_cpp_std_unordered_map_to_py_dict_string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94733" calcext:value-type="float">
            <text:p>0.00594733</text:p>
          </table:table-cell>
          <table:table-cell office:value-type="string" calcext:value-type="string">
            <text:p>test_cpp_std_unordered_map_to_py_dict_string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746732" calcext:value-type="float">
            <text:p>0.007746732</text:p>
          </table:table-cell>
          <table:table-cell office:value-type="string" calcext:value-type="string">
            <text:p>test_cpp_std_unordered_map_to_py_dict_string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4213072" calcext:value-type="float">
            <text:p>0.014213072</text:p>
          </table:table-cell>
          <table:table-cell office:value-type="string" calcext:value-type="string">
            <text:p>test_cpp_std_unordered_map_to_py_dict_string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8979287" calcext:value-type="float">
            <text:p>0.018979287</text:p>
          </table:table-cell>
          <table:table-cell office:value-type="string" calcext:value-type="string">
            <text:p>test_cpp_std_unordered_map_to_py_dict_string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4677727" calcext:value-type="float">
            <text:p>0.04677727</text:p>
          </table:table-cell>
          <table:table-cell office:value-type="string" calcext:value-type="string">
            <text:p>test_cpp_std_unordered_map_to_py_dict_string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98967956" calcext:value-type="float">
            <text:p>0.098967956</text:p>
          </table:table-cell>
          <table:table-cell office:value-type="string" calcext:value-type="string">
            <text:p>test_cpp_std_unordered_map_to_py_dict_string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94548161" calcext:value-type="float">
            <text:p>0.194548161</text:p>
          </table:table-cell>
          <table:table-cell office:value-type="string" calcext:value-type="string">
            <text:p>test_cpp_std_unordered_map_to_py_dict_string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92098558" calcext:value-type="float">
            <text:p>0.392098558</text:p>
          </table:table-cell>
          <table:table-cell office:value-type="string" calcext:value-type="string">
            <text:p>test_cpp_std_unordered_map_to_py_dict_string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81165233" calcext:value-type="float">
            <text:p>0.781165233</text:p>
          </table:table-cell>
          <table:table-cell office:value-type="string" calcext:value-type="string">
            <text:p>test_cpp_std_unordered_map_to_py_dict_string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610157406" calcext:value-type="float">
            <text:p>1.610157406</text:p>
          </table:table-cell>
          <table:table-cell office:value-type="string" calcext:value-type="string">
            <text:p>test_cpp_std_unordered_map_to_py_dict_string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.515145937" calcext:value-type="float">
            <text:p>3.515145937</text:p>
          </table:table-cell>
          <table:table-cell office:value-type="string" calcext:value-type="string">
            <text:p>test_cpp_std_unordered_map_to_py_dict_string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.78816185" calcext:value-type="float">
            <text:p>17.78816185</text:p>
          </table:table-cell>
          <table:table-cell office:value-type="string" calcext:value-type="string">
            <text:p>test_cpp_std_unordered_map_to_py_dict_string&lt;std::string[409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6.066346264" calcext:value-type="float">
            <text:p>66.066346264</text:p>
          </table:table-cell>
          <table:table-cell office:value-type="string" calcext:value-type="string">
            <text:p>test_cpp_std_unordered_map_to_py_dict_string&lt;std::string[4096]&gt;():[2097152]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test_cpp_std_unordered_map_to_py_dict_string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6" table:formula="of:=2*[.B1]" office:value-type="float" office:value="16" calcext:value-type="float">
            <text:p>16</text:p>
          </table:table-cell>
          <table:table-cell table:style-name="ce6" table:formula="of:=2*[.C1]" office:value-type="float" office:value="32" calcext:value-type="float">
            <text:p>32</text:p>
          </table:table-cell>
          <table:table-cell table:style-name="ce6" table:formula="of:=2*[.D1]" office:value-type="float" office:value="64" calcext:value-type="float">
            <text:p>64</text:p>
          </table:table-cell>
          <table:table-cell table:style-name="ce6" table:formula="of:=2*[.E1]" office:value-type="float" office:value="128" calcext:value-type="float">
            <text:p>128</text:p>
          </table:table-cell>
          <table:table-cell table:style-name="ce6" table:formula="of:=2*[.F1]" office:value-type="float" office:value="256" calcext:value-type="float">
            <text:p>256</text:p>
          </table:table-cell>
          <table:table-cell table:style-name="ce6" table:formula="of:=2*[.G1]" office:value-type="float" office:value="512" calcext:value-type="float">
            <text:p>512</text:p>
          </table:table-cell>
          <table:table-cell table:style-name="ce6" table:formula="of:=2*[.H1]" office:value-type="float" office:value="1024" calcext:value-type="float">
            <text:p>1024</text:p>
          </table:table-cell>
          <table:table-cell table:style-name="ce6" table:formula="of:=2*[.I1]" office:value-type="float" office:value="2048" calcext:value-type="float">
            <text:p>2048</text:p>
          </table:table-cell>
          <table:table-cell table:style-name="ce6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0.000004295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4995" calcext:value-type="float">
            <text:p>0.000004995</text:p>
          </table:table-cell>
          <table:table-cell office:value-type="float" office:value="0.000005032" calcext:value-type="float">
            <text:p>0.000005032</text:p>
          </table:table-cell>
          <table:table-cell office:value-type="float" office:value="0.000035209" calcext:value-type="float">
            <text:p>0.000035209</text:p>
          </table:table-cell>
          <table:table-cell office:value-type="float" office:value="0.000005423" calcext:value-type="float">
            <text:p>0.000005423</text:p>
          </table:table-cell>
          <table:table-cell office:value-type="float" office:value="0.000005092" calcext:value-type="float">
            <text:p>0.000005092</text:p>
          </table:table-cell>
          <table:table-cell office:value-type="float" office:value="0.000009968" calcext:value-type="float">
            <text:p>0.000009968</text:p>
          </table:table-cell>
          <table:table-cell office:value-type="float" office:value="0.000034839" calcext:value-type="float">
            <text:p>0.000034839</text:p>
          </table:table-cell>
          <table:table-cell office:value-type="float" office:value="0.000053527" calcext:value-type="float">
            <text:p>0.00005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0.000000670</text:p>
          </table:table-cell>
          <table:table-cell office:value-type="float" office:value="0.000001467" calcext:value-type="float">
            <text:p>0.000001467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07553" calcext:value-type="float">
            <text:p>0.000007553</text:p>
          </table:table-cell>
          <table:table-cell office:value-type="float" office:value="0.000001216" calcext:value-type="float">
            <text:p>0.000001216</text:p>
          </table:table-cell>
          <table:table-cell office:value-type="float" office:value="0.000002035" calcext:value-type="float">
            <text:p>0.000002035</text:p>
          </table:table-cell>
          <table:table-cell office:value-type="float" office:value="0.000003602" calcext:value-type="float">
            <text:p>0.000003602</text:p>
          </table:table-cell>
          <table:table-cell office:value-type="float" office:value="0.000006113" calcext:value-type="float">
            <text:p>0.000006113</text:p>
          </table:table-cell>
          <table:table-cell office:value-type="float" office:value="0.000022673" calcext:value-type="float">
            <text:p>0.00002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0.000001087</text:p>
          </table:table-cell>
          <table:table-cell office:value-type="float" office:value="0.000001588" calcext:value-type="float">
            <text:p>0.000001588</text:p>
          </table:table-cell>
          <table:table-cell office:value-type="float" office:value="0.000001538" calcext:value-type="float">
            <text:p>0.000001538</text:p>
          </table:table-cell>
          <table:table-cell office:value-type="float" office:value="0.000001645" calcext:value-type="float">
            <text:p>0.000001645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02871" calcext:value-type="float">
            <text:p>0.000002871</text:p>
          </table:table-cell>
          <table:table-cell office:value-type="float" office:value="0.000004429" calcext:value-type="float">
            <text:p>0.000004429</text:p>
          </table:table-cell>
          <table:table-cell office:value-type="float" office:value="0.000008" calcext:value-type="float">
            <text:p>0.000008000</text:p>
          </table:table-cell>
          <table:table-cell office:value-type="float" office:value="0.00002024" calcext:value-type="float">
            <text:p>0.000020240</text:p>
          </table:table-cell>
          <table:table-cell office:value-type="float" office:value="0.000063886" calcext:value-type="float">
            <text:p>0.00006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0.000001989</text:p>
          </table:table-cell>
          <table:table-cell office:value-type="float" office:value="0.000002463" calcext:value-type="float">
            <text:p>0.000002463</text:p>
          </table:table-cell>
          <table:table-cell office:value-type="float" office:value="0.000002355" calcext:value-type="float">
            <text:p>0.000002355</text:p>
          </table:table-cell>
          <table:table-cell office:value-type="float" office:value="0.000002892" calcext:value-type="float">
            <text:p>0.000002892</text:p>
          </table:table-cell>
          <table:table-cell office:value-type="float" office:value="0.000003252" calcext:value-type="float">
            <text:p>0.000003252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7671" calcext:value-type="float">
            <text:p>0.000007671</text:p>
          </table:table-cell>
          <table:table-cell office:value-type="float" office:value="0.000037639" calcext:value-type="float">
            <text:p>0.000037639</text:p>
          </table:table-cell>
          <table:table-cell office:value-type="float" office:value="0.000036331" calcext:value-type="float">
            <text:p>0.000036331</text:p>
          </table:table-cell>
          <table:table-cell office:value-type="float" office:value="0.00012278" calcext:value-type="float">
            <text:p>0.000122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0.000005284</text:p>
          </table:table-cell>
          <table:table-cell office:value-type="float" office:value="0.000005795" calcext:value-type="float">
            <text:p>0.000005795</text:p>
          </table:table-cell>
          <table:table-cell office:value-type="float" office:value="0.000005651" calcext:value-type="float">
            <text:p>0.000005651</text:p>
          </table:table-cell>
          <table:table-cell office:value-type="float" office:value="0.000005961" calcext:value-type="float">
            <text:p>0.000005961</text:p>
          </table:table-cell>
          <table:table-cell office:value-type="float" office:value="0.000007466" calcext:value-type="float">
            <text:p>0.000007466</text:p>
          </table:table-cell>
          <table:table-cell office:value-type="float" office:value="0.000012859" calcext:value-type="float">
            <text:p>0.000012859</text:p>
          </table:table-cell>
          <table:table-cell office:value-type="float" office:value="0.000016111" calcext:value-type="float">
            <text:p>0.000016111</text:p>
          </table:table-cell>
          <table:table-cell office:value-type="float" office:value="0.000068161" calcext:value-type="float">
            <text:p>0.000068161</text:p>
          </table:table-cell>
          <table:table-cell office:value-type="float" office:value="0.000057355" calcext:value-type="float">
            <text:p>0.000057355</text:p>
          </table:table-cell>
          <table:table-cell office:value-type="float" office:value="0.000275503" calcext:value-type="float">
            <text:p>0.00027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0.000007959</text:p>
          </table:table-cell>
          <table:table-cell office:value-type="float" office:value="0.000007601" calcext:value-type="float">
            <text:p>0.000007601</text:p>
          </table:table-cell>
          <table:table-cell office:value-type="float" office:value="0.000007861" calcext:value-type="float">
            <text:p>0.000007861</text:p>
          </table:table-cell>
          <table:table-cell office:value-type="float" office:value="0.000008659" calcext:value-type="float">
            <text:p>0.000008659</text:p>
          </table:table-cell>
          <table:table-cell office:value-type="float" office:value="0.000011802" calcext:value-type="float">
            <text:p>0.000011802</text:p>
          </table:table-cell>
          <table:table-cell office:value-type="float" office:value="0.000037413" calcext:value-type="float">
            <text:p>0.000037413</text:p>
          </table:table-cell>
          <table:table-cell office:value-type="float" office:value="0.000029835" calcext:value-type="float">
            <text:p>0.000029835</text:p>
          </table:table-cell>
          <table:table-cell office:value-type="float" office:value="0.000115116" calcext:value-type="float">
            <text:p>0.000115116</text:p>
          </table:table-cell>
          <table:table-cell office:value-type="float" office:value="0.000103658" calcext:value-type="float">
            <text:p>0.000103658</text:p>
          </table:table-cell>
          <table:table-cell office:value-type="float" office:value="0.000504668" calcext:value-type="float">
            <text:p>0.000504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0.000016132</text:p>
          </table:table-cell>
          <table:table-cell office:value-type="float" office:value="0.000014391" calcext:value-type="float">
            <text:p>0.000014391</text:p>
          </table:table-cell>
          <table:table-cell office:value-type="float" office:value="0.000014435" calcext:value-type="float">
            <text:p>0.000014435</text:p>
          </table:table-cell>
          <table:table-cell office:value-type="float" office:value="0.000017315" calcext:value-type="float">
            <text:p>0.000017315</text:p>
          </table:table-cell>
          <table:table-cell office:value-type="float" office:value="0.000022928" calcext:value-type="float">
            <text:p>0.000022928</text:p>
          </table:table-cell>
          <table:table-cell office:value-type="float" office:value="0.000035878" calcext:value-type="float">
            <text:p>0.000035878</text:p>
          </table:table-cell>
          <table:table-cell office:value-type="float" office:value="0.000061177" calcext:value-type="float">
            <text:p>0.000061177</text:p>
          </table:table-cell>
          <table:table-cell office:value-type="float" office:value="0.00023711" calcext:value-type="float">
            <text:p>0.000237110</text:p>
          </table:table-cell>
          <table:table-cell office:value-type="float" office:value="0.000226203" calcext:value-type="float">
            <text:p>0.000226203</text:p>
          </table:table-cell>
          <table:table-cell office:value-type="float" office:value="0.001667983" calcext:value-type="float">
            <text:p>0.001667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0.000034747</text:p>
          </table:table-cell>
          <table:table-cell office:value-type="float" office:value="0.000027602" calcext:value-type="float">
            <text:p>0.000027602</text:p>
          </table:table-cell>
          <table:table-cell office:value-type="float" office:value="0.000028631" calcext:value-type="float">
            <text:p>0.000028631</text:p>
          </table:table-cell>
          <table:table-cell office:value-type="float" office:value="0.00004077" calcext:value-type="float">
            <text:p>0.000040770</text:p>
          </table:table-cell>
          <table:table-cell office:value-type="float" office:value="0.000042756" calcext:value-type="float">
            <text:p>0.000042756</text:p>
          </table:table-cell>
          <table:table-cell office:value-type="float" office:value="0.000070617" calcext:value-type="float">
            <text:p>0.000070617</text:p>
          </table:table-cell>
          <table:table-cell office:value-type="float" office:value="0.000121036" calcext:value-type="float">
            <text:p>0.000121036</text:p>
          </table:table-cell>
          <table:table-cell office:value-type="float" office:value="0.000482769" calcext:value-type="float">
            <text:p>0.000482769</text:p>
          </table:table-cell>
          <table:table-cell office:value-type="float" office:value="0.000506581" calcext:value-type="float">
            <text:p>0.000506581</text:p>
          </table:table-cell>
          <table:table-cell office:value-type="float" office:value="0.004796201" calcext:value-type="float">
            <text:p>0.00479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0.000065157</text:p>
          </table:table-cell>
          <table:table-cell office:value-type="float" office:value="0.000054533" calcext:value-type="float">
            <text:p>0.000054533</text:p>
          </table:table-cell>
          <table:table-cell office:value-type="float" office:value="0.000058363" calcext:value-type="float">
            <text:p>0.000058363</text:p>
          </table:table-cell>
          <table:table-cell office:value-type="float" office:value="0.000067019" calcext:value-type="float">
            <text:p>0.000067019</text:p>
          </table:table-cell>
          <table:table-cell office:value-type="float" office:value="0.000093191" calcext:value-type="float">
            <text:p>0.000093191</text:p>
          </table:table-cell>
          <table:table-cell office:value-type="float" office:value="0.000138726" calcext:value-type="float">
            <text:p>0.000138726</text:p>
          </table:table-cell>
          <table:table-cell office:value-type="float" office:value="0.000256991" calcext:value-type="float">
            <text:p>0.000256991</text:p>
          </table:table-cell>
          <table:table-cell office:value-type="float" office:value="0.001028206" calcext:value-type="float">
            <text:p>0.001028206</text:p>
          </table:table-cell>
          <table:table-cell office:value-type="float" office:value="0.000874258" calcext:value-type="float">
            <text:p>0.000874258</text:p>
          </table:table-cell>
          <table:table-cell office:value-type="float" office:value="0.00594733" calcext:value-type="float">
            <text:p>0.0059473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0</text:p>
          </table:table-cell>
          <table:table-cell office:value-type="float" office:value="0.000125212" calcext:value-type="float">
            <text:p>0.000125212</text:p>
          </table:table-cell>
          <table:table-cell office:value-type="float" office:value="0.000127531" calcext:value-type="float">
            <text:p>0.000127531</text:p>
          </table:table-cell>
          <table:table-cell office:value-type="float" office:value="0.000156581" calcext:value-type="float">
            <text:p>0.000156581</text:p>
          </table:table-cell>
          <table:table-cell office:value-type="float" office:value="0.000250614" calcext:value-type="float">
            <text:p>0.000250614</text:p>
          </table:table-cell>
          <table:table-cell office:value-type="float" office:value="0.000316912" calcext:value-type="float">
            <text:p>0.000316912</text:p>
          </table:table-cell>
          <table:table-cell office:value-type="float" office:value="0.00059437" calcext:value-type="float">
            <text:p>0.000594370</text:p>
          </table:table-cell>
          <table:table-cell office:value-type="float" office:value="0.002276449" calcext:value-type="float">
            <text:p>0.002276449</text:p>
          </table:table-cell>
          <table:table-cell office:value-type="float" office:value="0.002105065" calcext:value-type="float">
            <text:p>0.002105065</text:p>
          </table:table-cell>
          <table:table-cell office:value-type="float" office:value="0.007746732" calcext:value-type="float">
            <text:p>0.007746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float" office:value="0.000252887" calcext:value-type="float">
            <text:p>0.000252887</text:p>
          </table:table-cell>
          <table:table-cell office:value-type="float" office:value="0.000235303" calcext:value-type="float">
            <text:p>0.000235303</text:p>
          </table:table-cell>
          <table:table-cell office:value-type="float" office:value="0.000305357" calcext:value-type="float">
            <text:p>0.000305357</text:p>
          </table:table-cell>
          <table:table-cell office:value-type="float" office:value="0.000755863" calcext:value-type="float">
            <text:p>0.000755863</text:p>
          </table:table-cell>
          <table:table-cell office:value-type="float" office:value="0.000803805" calcext:value-type="float">
            <text:p>0.000803805</text:p>
          </table:table-cell>
          <table:table-cell office:value-type="float" office:value="0.001143682" calcext:value-type="float">
            <text:p>0.001143682</text:p>
          </table:table-cell>
          <table:table-cell office:value-type="float" office:value="0.003859567" calcext:value-type="float">
            <text:p>0.003859567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.014213072" calcext:value-type="float">
            <text:p>0.0142130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float" office:value="0.000485341" calcext:value-type="float">
            <text:p>0.000485341</text:p>
          </table:table-cell>
          <table:table-cell office:value-type="float" office:value="0.00042136" calcext:value-type="float">
            <text:p>0.000421360</text:p>
          </table:table-cell>
          <table:table-cell office:value-type="float" office:value="0.000606771" calcext:value-type="float">
            <text:p>0.000606771</text:p>
          </table:table-cell>
          <table:table-cell office:value-type="float" office:value="0.000798108" calcext:value-type="float">
            <text:p>0.000798108</text:p>
          </table:table-cell>
          <table:table-cell office:value-type="float" office:value="0.001508337" calcext:value-type="float">
            <text:p>0.001508337</text:p>
          </table:table-cell>
          <table:table-cell office:value-type="float" office:value="0.002654919" calcext:value-type="float">
            <text:p>0.002654919</text:p>
          </table:table-cell>
          <table:table-cell office:value-type="float" office:value="0.007624387" calcext:value-type="float">
            <text:p>0.007624387</text:p>
          </table:table-cell>
          <table:table-cell office:value-type="float" office:value="0.00882694" calcext:value-type="float">
            <text:p>0.008826940</text:p>
          </table:table-cell>
          <table:table-cell office:value-type="float" office:value="0.018979287" calcext:value-type="float">
            <text:p>0.018979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float" office:value="0.001074397" calcext:value-type="float">
            <text:p>0.001074397</text:p>
          </table:table-cell>
          <table:table-cell office:value-type="float" office:value="0.000920475" calcext:value-type="float">
            <text:p>0.000920475</text:p>
          </table:table-cell>
          <table:table-cell office:value-type="float" office:value="0.001179642" calcext:value-type="float">
            <text:p>0.001179642</text:p>
          </table:table-cell>
          <table:table-cell office:value-type="float" office:value="0.001489258" calcext:value-type="float">
            <text:p>0.001489258</text:p>
          </table:table-cell>
          <table:table-cell office:value-type="float" office:value="0.003321004" calcext:value-type="float">
            <text:p>0.003321004</text:p>
          </table:table-cell>
          <table:table-cell office:value-type="float" office:value="0.006110086" calcext:value-type="float">
            <text:p>0.006110086</text:p>
          </table:table-cell>
          <table:table-cell office:value-type="float" office:value="0.017735125" calcext:value-type="float">
            <text:p>0.017735125</text:p>
          </table:table-cell>
          <table:table-cell office:value-type="float" office:value="0.023288885" calcext:value-type="float">
            <text:p>0.023288885</text:p>
          </table:table-cell>
          <table:table-cell office:value-type="float" office:value="0.04677727" calcext:value-type="float">
            <text:p>0.04677727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float" office:value="0.002134781" calcext:value-type="float">
            <text:p>0.002134781</text:p>
          </table:table-cell>
          <table:table-cell office:value-type="float" office:value="0.002202808" calcext:value-type="float">
            <text:p>0.002202808</text:p>
          </table:table-cell>
          <table:table-cell office:value-type="float" office:value="0.002816972" calcext:value-type="float">
            <text:p>0.002816972</text:p>
          </table:table-cell>
          <table:table-cell office:value-type="float" office:value="0.004416914" calcext:value-type="float">
            <text:p>0.004416914</text:p>
          </table:table-cell>
          <table:table-cell office:value-type="float" office:value="0.008244576" calcext:value-type="float">
            <text:p>0.008244576</text:p>
          </table:table-cell>
          <table:table-cell office:value-type="float" office:value="0.012575141" calcext:value-type="float">
            <text:p>0.012575141</text:p>
          </table:table-cell>
          <table:table-cell office:value-type="float" office:value="0.036227192" calcext:value-type="float">
            <text:p>0.036227192</text:p>
          </table:table-cell>
          <table:table-cell office:value-type="float" office:value="0.057847049" calcext:value-type="float">
            <text:p>0.057847049</text:p>
          </table:table-cell>
          <table:table-cell office:value-type="float" office:value="0.098967956" calcext:value-type="float">
            <text:p>0.0989679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0</text:p>
          </table:table-cell>
          <table:table-cell office:value-type="float" office:value="0.005415573" calcext:value-type="float">
            <text:p>0.005415573</text:p>
          </table:table-cell>
          <table:table-cell office:value-type="float" office:value="0.00593769" calcext:value-type="float">
            <text:p>0.005937690</text:p>
          </table:table-cell>
          <table:table-cell office:value-type="float" office:value="0.007799701" calcext:value-type="float">
            <text:p>0.007799701</text:p>
          </table:table-cell>
          <table:table-cell office:value-type="float" office:value="0.011026657" calcext:value-type="float">
            <text:p>0.011026657</text:p>
          </table:table-cell>
          <table:table-cell office:value-type="float" office:value="0.020675448" calcext:value-type="float">
            <text:p>0.020675448</text:p>
          </table:table-cell>
          <table:table-cell office:value-type="float" office:value="0.028880554" calcext:value-type="float">
            <text:p>0.028880554</text:p>
          </table:table-cell>
          <table:table-cell office:value-type="float" office:value="0.069305751" calcext:value-type="float">
            <text:p>0.069305751</text:p>
          </table:table-cell>
          <table:table-cell office:value-type="float" office:value="0.112965505" calcext:value-type="float">
            <text:p>0.112965505</text:p>
          </table:table-cell>
          <table:table-cell office:value-type="float" office:value="0.194548161" calcext:value-type="float">
            <text:p>0.1945481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float" office:value="0.014038214" calcext:value-type="float">
            <text:p>0.014038214</text:p>
          </table:table-cell>
          <table:table-cell office:value-type="float" office:value="0.014775356" calcext:value-type="float">
            <text:p>0.014775356</text:p>
          </table:table-cell>
          <table:table-cell office:value-type="float" office:value="0.018375402" calcext:value-type="float">
            <text:p>0.018375402</text:p>
          </table:table-cell>
          <table:table-cell office:value-type="float" office:value="0.025855782" calcext:value-type="float">
            <text:p>0.025855782</text:p>
          </table:table-cell>
          <table:table-cell office:value-type="float" office:value="0.047502189" calcext:value-type="float">
            <text:p>0.047502189</text:p>
          </table:table-cell>
          <table:table-cell office:value-type="float" office:value="0.083020937" calcext:value-type="float">
            <text:p>0.083020937</text:p>
          </table:table-cell>
          <table:table-cell office:value-type="float" office:value="0.144358775" calcext:value-type="float">
            <text:p>0.144358775</text:p>
          </table:table-cell>
          <table:table-cell office:value-type="float" office:value="0.238019144" calcext:value-type="float">
            <text:p>0.238019144</text:p>
          </table:table-cell>
          <table:table-cell office:value-type="float" office:value="0.392098558" calcext:value-type="float">
            <text:p>0.3920985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float" office:value="0.029946054" calcext:value-type="float">
            <text:p>0.029946054</text:p>
          </table:table-cell>
          <table:table-cell office:value-type="float" office:value="0.033894384" calcext:value-type="float">
            <text:p>0.033894384</text:p>
          </table:table-cell>
          <table:table-cell office:value-type="float" office:value="0.040606892" calcext:value-type="float">
            <text:p>0.040606892</text:p>
          </table:table-cell>
          <table:table-cell office:value-type="float" office:value="0.058641019" calcext:value-type="float">
            <text:p>0.058641019</text:p>
          </table:table-cell>
          <table:table-cell office:value-type="float" office:value="0.106790518" calcext:value-type="float">
            <text:p>0.106790518</text:p>
          </table:table-cell>
          <table:table-cell office:value-type="float" office:value="0.178657944" calcext:value-type="float">
            <text:p>0.178657944</text:p>
          </table:table-cell>
          <table:table-cell office:value-type="float" office:value="0.305943637" calcext:value-type="float">
            <text:p>0.305943637</text:p>
          </table:table-cell>
          <table:table-cell office:value-type="float" office:value="0.450711737" calcext:value-type="float">
            <text:p>0.450711737</text:p>
          </table:table-cell>
          <table:table-cell office:value-type="float" office:value="0.781165233" calcext:value-type="float">
            <text:p>0.7811652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float" office:value="0.067790873" calcext:value-type="float">
            <text:p>0.067790873</text:p>
          </table:table-cell>
          <table:table-cell office:value-type="float" office:value="0.082386527" calcext:value-type="float">
            <text:p>0.082386527</text:p>
          </table:table-cell>
          <table:table-cell office:value-type="float" office:value="0.098610297" calcext:value-type="float">
            <text:p>0.098610297</text:p>
          </table:table-cell>
          <table:table-cell office:value-type="float" office:value="0.13317977" calcext:value-type="float">
            <text:p>0.133179770</text:p>
          </table:table-cell>
          <table:table-cell office:value-type="float" office:value="0.224382264" calcext:value-type="float">
            <text:p>0.224382264</text:p>
          </table:table-cell>
          <table:table-cell office:value-type="float" office:value="0.389854015" calcext:value-type="float">
            <text:p>0.389854015</text:p>
          </table:table-cell>
          <table:table-cell office:value-type="float" office:value="0.638497115" calcext:value-type="float">
            <text:p>0.638497115</text:p>
          </table:table-cell>
          <table:table-cell office:value-type="float" office:value="0.933531698" calcext:value-type="float">
            <text:p>0.933531698</text:p>
          </table:table-cell>
          <table:table-cell office:value-type="float" office:value="1.610157406" calcext:value-type="float">
            <text:p>1.6101574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float" office:value="0.146654265" calcext:value-type="float">
            <text:p>0.146654265</text:p>
          </table:table-cell>
          <table:table-cell office:value-type="float" office:value="0.193305846" calcext:value-type="float">
            <text:p>0.193305846</text:p>
          </table:table-cell>
          <table:table-cell office:value-type="float" office:value="0.23917323" calcext:value-type="float">
            <text:p>0.239173230</text:p>
          </table:table-cell>
          <table:table-cell office:value-type="float" office:value="0.29613583" calcext:value-type="float">
            <text:p>0.296135830</text:p>
          </table:table-cell>
          <table:table-cell office:value-type="float" office:value="0.489688295" calcext:value-type="float">
            <text:p>0.489688295</text:p>
          </table:table-cell>
          <table:table-cell office:value-type="float" office:value="0.748334769" calcext:value-type="float">
            <text:p>0.748334769</text:p>
          </table:table-cell>
          <table:table-cell office:value-type="float" office:value="1.313841779" calcext:value-type="float">
            <text:p>1.313841779</text:p>
          </table:table-cell>
          <table:table-cell office:value-type="float" office:value="1.912953958" calcext:value-type="float">
            <text:p>1.912953958</text:p>
          </table:table-cell>
          <table:table-cell office:value-type="float" office:value="3.515145937" calcext:value-type="float">
            <text:p>3.51514593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float" office:value="0.331140017" calcext:value-type="float">
            <text:p>0.331140017</text:p>
          </table:table-cell>
          <table:table-cell office:value-type="float" office:value="0.429241531" calcext:value-type="float">
            <text:p>0.429241531</text:p>
          </table:table-cell>
          <table:table-cell office:value-type="float" office:value="0.520134682" calcext:value-type="float">
            <text:p>0.520134682</text:p>
          </table:table-cell>
          <table:table-cell office:value-type="float" office:value="0.662019634" calcext:value-type="float">
            <text:p>0.662019634</text:p>
          </table:table-cell>
          <table:table-cell office:value-type="float" office:value="0.96203333" calcext:value-type="float">
            <text:p>0.962033330</text:p>
          </table:table-cell>
          <table:table-cell office:value-type="float" office:value="1.641462297" calcext:value-type="float">
            <text:p>1.641462297</text:p>
          </table:table-cell>
          <table:table-cell office:value-type="float" office:value="2.940476933" calcext:value-type="float">
            <text:p>2.940476933</text:p>
          </table:table-cell>
          <table:table-cell office:value-type="float" office:value="4.242936182" calcext:value-type="float">
            <text:p>4.242936182</text:p>
          </table:table-cell>
          <table:table-cell office:value-type="float" office:value="17.78816185" calcext:value-type="float">
            <text:p>17.788161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float" office:value="0.738490727" calcext:value-type="float">
            <text:p>0.738490727</text:p>
          </table:table-cell>
          <table:table-cell office:value-type="float" office:value="1.047478117" calcext:value-type="float">
            <text:p>1.047478117</text:p>
          </table:table-cell>
          <table:table-cell office:value-type="float" office:value="1.138807136" calcext:value-type="float">
            <text:p>1.138807136</text:p>
          </table:table-cell>
          <table:table-cell office:value-type="float" office:value="1.318574518" calcext:value-type="float">
            <text:p>1.318574518</text:p>
          </table:table-cell>
          <table:table-cell office:value-type="float" office:value="2.157149369" calcext:value-type="float">
            <text:p>2.157149369</text:p>
          </table:table-cell>
          <table:table-cell office:value-type="float" office:value="3.16164139" calcext:value-type="float">
            <text:p>3.161641390</text:p>
          </table:table-cell>
          <table:table-cell office:value-type="float" office:value="6.720958033" calcext:value-type="float">
            <text:p>6.720958033</text:p>
          </table:table-cell>
          <table:table-cell office:value-type="float" office:value="27.628717564" calcext:value-type="float">
            <text:p>27.628717564</text:p>
          </table:table-cell>
          <table:table-cell office:value-type="float" office:value="66.066346264" calcext:value-type="float">
            <text:p>66.066346264</text:p>
          </table:table-cell>
        </table:table-row>
      </table:table>
      <table:table table:name="Sheet8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743672" calcext:value-type="float">
            <text:p>0.002743672</text:p>
          </table:table-cell>
          <table:table-cell office:value-type="float" office:value="0.000000979" calcext:value-type="float">
            <text:p>0.000000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53" calcext:value-type="float">
            <text:p>0.000001053</text:p>
          </table:table-cell>
          <table:table-cell office:value-type="float" office:value="0.000000976" calcext:value-type="float">
            <text:p>0.000000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337" calcext:value-type="float">
            <text:p>0.000001337</text:p>
          </table:table-cell>
          <table:table-cell office:value-type="float" office:value="0.000001436" calcext:value-type="float">
            <text:p>0.00000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396" calcext:value-type="float">
            <text:p>0.000001396</text:p>
          </table:table-cell>
          <table:table-cell office:value-type="float" office:value="0.000002281" calcext:value-type="float">
            <text:p>0.000002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204" calcext:value-type="float">
            <text:p>0.000003204</text:p>
          </table:table-cell>
          <table:table-cell office:value-type="float" office:value="0.000004428" calcext:value-type="float">
            <text:p>0.000004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6965" calcext:value-type="float">
            <text:p>0.001566965</text:p>
          </table:table-cell>
          <table:table-cell office:value-type="float" office:value="0.00000722" calcext:value-type="float">
            <text:p>0.0000072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951" calcext:value-type="float">
            <text:p>0.000009951</text:p>
          </table:table-cell>
          <table:table-cell office:value-type="float" office:value="0.000013827" calcext:value-type="float">
            <text:p>0.0000138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4734" calcext:value-type="float">
            <text:p>0.000014734</text:p>
          </table:table-cell>
          <table:table-cell office:value-type="float" office:value="0.000025045" calcext:value-type="float">
            <text:p>0.000025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7885" calcext:value-type="float">
            <text:p>0.000027885</text:p>
          </table:table-cell>
          <table:table-cell office:value-type="float" office:value="0.000050025" calcext:value-type="float">
            <text:p>0.000050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4265" calcext:value-type="float">
            <text:p>0.000054265</text:p>
          </table:table-cell>
          <table:table-cell office:value-type="float" office:value="0.000097116" calcext:value-type="float">
            <text:p>0.0000971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902391" calcext:value-type="float">
            <text:p>0.000902391</text:p>
          </table:table-cell>
          <table:table-cell office:value-type="float" office:value="0.000189842" calcext:value-type="float">
            <text:p>0.0001898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6234" calcext:value-type="float">
            <text:p>0.000262340</text:p>
          </table:table-cell>
          <table:table-cell office:value-type="float" office:value="0.000381798" calcext:value-type="float">
            <text:p>0.0003817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84022" calcext:value-type="float">
            <text:p>0.000484022</text:p>
          </table:table-cell>
          <table:table-cell office:value-type="float" office:value="0.000800759" calcext:value-type="float">
            <text:p>0.0008007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49924" calcext:value-type="float">
            <text:p>0.000949924</text:p>
          </table:table-cell>
          <table:table-cell office:value-type="float" office:value="0.00158457" calcext:value-type="float">
            <text:p>0.0015845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141611" calcext:value-type="float">
            <text:p>0.002141611</text:p>
          </table:table-cell>
          <table:table-cell office:value-type="float" office:value="0.003267913" calcext:value-type="float">
            <text:p>0.00326791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526126" calcext:value-type="float">
            <text:p>0.005526126</text:p>
          </table:table-cell>
          <table:table-cell office:value-type="float" office:value="0.007595233" calcext:value-type="float">
            <text:p>0.0075952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811434" calcext:value-type="float">
            <text:p>0.012811434</text:p>
          </table:table-cell>
          <table:table-cell office:value-type="float" office:value="0.014623515" calcext:value-type="float">
            <text:p>0.01462351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182582" calcext:value-type="float">
            <text:p>0.026182582</text:p>
          </table:table-cell>
          <table:table-cell office:value-type="float" office:value="0.031434907" calcext:value-type="float">
            <text:p>0.03143490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7416318" calcext:value-type="float">
            <text:p>0.057416318</text:p>
          </table:table-cell>
          <table:table-cell office:value-type="float" office:value="0.075009421" calcext:value-type="float">
            <text:p>0.0750094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7401907" calcext:value-type="float">
            <text:p>0.117401907</text:p>
          </table:table-cell>
          <table:table-cell office:value-type="float" office:value="0.18894296" calcext:value-type="float">
            <text:p>0.188942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2:23:47.159046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6-02T12:25:01.183821528</dc:date>
    <meta:editing-duration>P3DT20H58M3S</meta:editing-duration>
    <meta:editing-cycles>21</meta:editing-cycles>
    <meta:generator>LibreOffice/6.1.4.2$MacOSX_X86_64 LibreOffice_project/9d0f32d1f0b509096fd65e0d4bec26ddd1938fd3</meta:generator>
    <meta:document-statistic meta:table-count="7" meta:cell-count="4605" meta:object-count="0"/>
  </office:meta>
</office:document-meta>
</file>